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文泉驿正黑" svg:font-family="文泉驿正黑" style:font-family-generic="system" style:font-pitch="variable"/>
    <style:font-face style:name="文鼎ＰＬ新宋" svg:font-family="文鼎ＰＬ新宋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48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8cm" fo:min-width="1.65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8cm" fo:min-width="2.42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8cm" fo:min-width="1.44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89cm" fo:min-width="3.959cm"/>
    </style:style>
    <style:style style:name="gr7" style:family="graphic" style:parent-style-name="objectwithoutfill">
      <style:graphic-properties draw:stroke="dash" draw:stroke-dash="Fine_20_Dotted" draw:fill="none" draw:textarea-vertical-align="middle"/>
    </style:style>
    <style:style style:name="gr8" style:family="graphic" style:parent-style-name="objectwithoutfill">
      <style:graphic-properties draw:marker-start="Arrow" draw:marker-start-width="0.2cm" draw:marker-end="Arrow" draw:marker-end-width="0.2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96cm" fo:min-width="0cm"/>
    </style:style>
    <style:style style:name="gr10" style:family="graphic">
      <style:graphic-properties style:protect="size"/>
    </style:style>
    <style:style style:name="pr1" style:family="presentation" style:parent-style-name="默认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8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style:text-properties fo:font-size="15pt"/>
    </style:style>
    <style:style style:name="P5" style:family="paragraph">
      <loext:graphic-properties draw:fill="none" draw:fill-color="#ffffff"/>
      <style:text-properties fo:font-size="15pt" style:font-size-asian="15pt" style:font-size-complex="15pt"/>
    </style:style>
    <style:style style:name="P6" style:family="paragraph">
      <style:text-properties fo:font-size="12pt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-color="#ffffff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draw:line draw:style-name="gr1" draw:text-style-name="P1" draw:layer="layout" svg:x1="1.321cm" svg:y1="1.638cm" svg:x2="3.921cm" svg:y2="1.638cm">
          <text:p/>
        </draw:line>
        <draw:line draw:style-name="gr1" draw:text-style-name="P1" draw:layer="layout" svg:x1="3.922cm" svg:y1="0.639cm" svg:x2="3.922cm" svg:y2="1.639cm">
          <text:p/>
        </draw:line>
        <draw:line draw:style-name="gr1" draw:text-style-name="P1" draw:layer="layout" svg:x1="3.922cm" svg:y1="0.639cm" svg:x2="7.122cm" svg:y2="0.639cm">
          <text:p/>
        </draw:line>
        <draw:line draw:style-name="gr1" draw:text-style-name="P1" draw:layer="layout" svg:x1="7.122cm" svg:y1="1.639cm" svg:x2="7.122cm" svg:y2="0.639cm">
          <text:p/>
        </draw:line>
        <draw:line draw:style-name="gr1" draw:text-style-name="P1" draw:layer="layout" svg:x1="7.122cm" svg:y1="1.638cm" svg:x2="22.522cm" svg:y2="1.638cm">
          <text:p/>
        </draw:line>
        <draw:frame draw:style-name="gr2" draw:text-style-name="P3" draw:layer="layout" svg:width="2.864cm" svg:height="1.298cm" svg:x="0.258cm" svg:y="0.6cm">
          <draw:text-box>
            <text:p text:style-name="P2">T_Settle</text:p>
          </draw:text-box>
        </draw:frame>
        <draw:line draw:style-name="gr1" draw:text-style-name="P1" draw:layer="layout" svg:x1="1.321cm" svg:y1="2.339cm" svg:x2="4.721cm" svg:y2="2.339cm">
          <text:p/>
        </draw:line>
        <draw:line draw:style-name="gr1" draw:text-style-name="P1" draw:layer="layout" svg:x1="4.722cm" svg:y1="3.339cm" svg:x2="20.322cm" svg:y2="3.339cm">
          <text:p/>
        </draw:line>
        <draw:line draw:style-name="gr1" draw:text-style-name="P1" draw:layer="layout" svg:x1="4.722cm" svg:y1="2.339cm" svg:x2="4.722cm" svg:y2="3.339cm">
          <text:p/>
        </draw:line>
        <draw:line draw:style-name="gr1" draw:text-style-name="P1" draw:layer="layout" svg:x1="20.322cm" svg:y1="2.339cm" svg:x2="20.322cm" svg:y2="3.339cm">
          <text:p/>
        </draw:line>
        <draw:line draw:style-name="gr1" draw:text-style-name="P1" draw:layer="layout" svg:x1="20.322cm" svg:y1="2.339cm" svg:x2="22.522cm" svg:y2="2.339cm">
          <text:p/>
        </draw:line>
        <draw:frame draw:style-name="gr3" draw:text-style-name="P3" draw:layer="layout" svg:width="2.157cm" svg:height="1.298cm" svg:x="0.165cm" svg:y="2.3cm">
          <draw:text-box>
            <text:p text:style-name="P2">Reset</text:p>
          </draw:text-box>
        </draw:frame>
        <draw:line draw:style-name="gr1" draw:text-style-name="P1" draw:layer="layout" svg:x1="6.122cm" svg:y1="5.039cm" svg:x2="22.522cm" svg:y2="5.039cm">
          <text:p/>
        </draw:line>
        <draw:line draw:style-name="gr1" draw:text-style-name="P1" draw:layer="layout" svg:x1="6.122cm" svg:y1="4.039cm" svg:x2="6.122cm" svg:y2="5.039cm">
          <text:p/>
        </draw:line>
        <draw:line draw:style-name="gr1" draw:text-style-name="P1" draw:layer="layout" svg:x1="5.722cm" svg:y1="4.039cm" svg:x2="5.722cm" svg:y2="5.039cm">
          <text:p/>
        </draw:line>
        <draw:line draw:style-name="gr1" draw:text-style-name="P1" draw:layer="layout" svg:x1="1.321cm" svg:y1="5.039cm" svg:x2="5.721cm" svg:y2="5.039cm">
          <text:p/>
        </draw:line>
        <draw:line draw:style-name="gr1" draw:text-style-name="P1" draw:layer="layout" svg:x1="5.722cm" svg:y1="4.039cm" svg:x2="6.122cm" svg:y2="4.039cm">
          <text:p/>
        </draw:line>
        <draw:line draw:style-name="gr1" draw:text-style-name="P1" draw:layer="layout" svg:x1="1.321cm" svg:y1="6.638cm" svg:x2="19.521cm" svg:y2="6.638cm">
          <text:p/>
        </draw:line>
        <draw:line draw:style-name="gr1" draw:text-style-name="P1" draw:layer="layout" svg:x1="19.521cm" svg:y1="5.639cm" svg:x2="19.521cm" svg:y2="6.639cm">
          <text:p/>
        </draw:line>
        <draw:line draw:style-name="gr1" draw:text-style-name="P1" draw:layer="layout" svg:x1="19.922cm" svg:y1="5.639cm" svg:x2="19.922cm" svg:y2="6.639cm">
          <text:p/>
        </draw:line>
        <draw:line draw:style-name="gr1" draw:text-style-name="P1" draw:layer="layout" svg:x1="19.922cm" svg:y1="6.638cm" svg:x2="22.522cm" svg:y2="6.638cm">
          <text:p/>
        </draw:line>
        <draw:line draw:style-name="gr1" draw:text-style-name="P1" draw:layer="layout" svg:x1="19.521cm" svg:y1="5.639cm" svg:x2="19.921cm" svg:y2="5.639cm">
          <text:p/>
        </draw:line>
        <draw:frame draw:style-name="gr4" draw:text-style-name="P3" draw:layer="layout" svg:width="2.928cm" svg:height="1.298cm" svg:x="0.122cm" svg:y="4.2cm">
          <draw:text-box>
            <text:p text:style-name="P2">Baseline</text:p>
          </draw:text-box>
        </draw:frame>
        <draw:frame draw:style-name="gr5" draw:text-style-name="P3" draw:layer="layout" svg:width="1.946cm" svg:height="1.298cm" svg:x="0.122cm" svg:y="5.839cm">
          <draw:text-box>
            <text:p text:style-name="P2">Peak</text:p>
          </draw:text-box>
        </draw:frame>
        <draw:line draw:style-name="gr1" draw:text-style-name="P1" draw:layer="layout" svg:x1="1.321cm" svg:y1="8.738cm" svg:x2="4.721cm" svg:y2="8.738cm">
          <text:p/>
        </draw:line>
        <draw:line draw:style-name="gr1" draw:text-style-name="P1" draw:layer="layout" svg:x1="20.322cm" svg:y1="7.339cm" svg:x2="20.322cm" svg:y2="8.039cm">
          <text:p/>
        </draw:line>
        <draw:line draw:style-name="gr1" draw:text-style-name="P1" draw:layer="layout" svg:x1="4.722cm" svg:y1="8.739cm" svg:x2="20.322cm" svg:y2="7.339cm">
          <text:p/>
        </draw:line>
        <draw:line draw:style-name="gr1" draw:text-style-name="P1" draw:layer="layout" svg:x1="20.722cm" svg:y1="8.738cm" svg:x2="22.522cm" svg:y2="8.738cm">
          <text:p/>
        </draw:line>
        <draw:line draw:style-name="gr1" draw:text-style-name="P1" draw:layer="layout" svg:x1="20.322cm" svg:y1="8.039cm" svg:x2="20.522cm" svg:y2="8.539cm">
          <text:p/>
        </draw:line>
        <draw:line draw:style-name="gr1" draw:text-style-name="P1" draw:layer="layout" svg:x1="20.522cm" svg:y1="8.538cm" svg:x2="20.722cm" svg:y2="8.738cm">
          <text:p/>
        </draw:line>
        <draw:frame draw:style-name="gr6" draw:text-style-name="P5" draw:layer="layout" svg:width="4.459cm" svg:height="2.839cm" svg:x="0.1cm" svg:y="7.239cm">
          <draw:text-box>
            <text:p text:style-name="P4"><text:span text:style-name="T1">ADC Integrator</text:span></text:p>
            <text:p text:style-name="P4"><text:span text:style-name="T1">Voltage Ramp</text:span></text:p>
          </draw:text-box>
        </draw:frame>
        <draw:line draw:style-name="gr7" draw:text-style-name="P1" draw:layer="layout" svg:x1="6.122cm" svg:y1="4.839cm" svg:x2="6.122cm" svg:y2="8.639cm">
          <text:p/>
        </draw:line>
        <draw:line draw:style-name="gr7" draw:text-style-name="P1" draw:layer="layout" svg:x1="19.922cm" svg:y1="6.438cm" svg:x2="19.922cm" svg:y2="8.638cm">
          <text:p/>
        </draw:line>
        <draw:line draw:style-name="gr7" draw:text-style-name="P1" draw:layer="layout" svg:x1="6.122cm" svg:y1="8.639cm" svg:x2="19.922cm" svg:y2="8.639cm">
          <text:p/>
        </draw:line>
        <draw:line draw:style-name="gr7" draw:text-style-name="P1" draw:layer="layout" svg:x1="16.721cm" svg:y1="7.339cm" svg:x2="19.921cm" svg:y2="7.339cm">
          <text:p/>
        </draw:line>
        <draw:line draw:style-name="gr8" draw:text-style-name="P1" draw:layer="layout" svg:x1="19.922cm" svg:y1="7.338cm" svg:x2="19.922cm" svg:y2="8.638cm">
          <text:p/>
        </draw:line>
        <draw:frame draw:style-name="gr9" draw:text-style-name="P7" draw:layer="layout" svg:width="3.575cm" svg:height="2.346cm" svg:x="16.323cm" svg:y="7.659cm">
          <draw:text-box>
            <text:p text:style-name="P6"><text:span text:style-name="T2">Integrated result</text:span></text:p>
          </draw:text-box>
        </draw:frame>
        <presentation:notes draw:style-name="dp2">
          <draw:page-thumbnail draw:style-name="gr10" draw:layer="layout" svg:width="13.968cm" svg:height="10.476cm" svg:x="3.81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文泉驿正黑" svg:font-family="文泉驿正黑" style:font-family-generic="system" style:font-pitch="variable"/>
    <style:font-face style:name="文鼎ＰＬ新宋" svg:font-family="文鼎ＰＬ新宋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文鼎ＰＬ新宋" style:font-size-asian="24pt" style:language-asian="zh" style:country-asian="CN" style:font-name-complex="文泉驿正黑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文鼎ＰＬ新宋" style:font-family-asian="文鼎ＰＬ新宋" style:font-family-generic-asian="system" style:font-pitch-asian="variable" style:font-size-asian="18pt" style:font-style-asian="normal" style:font-weight-asian="normal" style:font-name-complex="文泉驿正黑" style:font-family-complex="文泉驿正黑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文鼎ＰＬ新宋" style:font-family-asian="文鼎ＰＬ新宋" style:font-family-generic-asian="system" style:font-pitch-asian="variable" style:font-size-asian="20pt" style:font-style-asian="normal" style:font-weight-asian="normal" style:font-name-complex="文泉驿正黑" style:font-family-complex="文泉驿正黑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文鼎ＰＬ新宋" style:font-family-asian="文鼎ＰＬ新宋" style:font-family-generic-asian="system" style:font-pitch-asian="variable" style:font-size-asian="32pt" style:font-style-asian="normal" style:font-weight-asian="normal" style:font-name-complex="文泉驿正黑" style:font-family-complex="文泉驿正黑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文鼎ＰＬ新宋" style:font-family-asian="文鼎ＰＬ新宋" style:font-family-generic-asian="system" style:font-pitch-asian="variable" style:font-size-asian="32pt" style:font-style-asian="normal" style:font-weight-asian="normal" style:font-name-complex="文泉驿正黑" style:font-family-complex="文泉驿正黑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style:font-name-asian="文鼎ＰＬ新宋" style:font-family-asian="文鼎ＰＬ新宋" style:font-family-generic-asian="system" style:font-pitch-asian="variable" style:font-size-asian="44pt" style:font-style-asian="normal" style:font-weight-asian="normal" style:font-name-complex="文泉驿正黑" style:font-family-complex="文泉驿正黑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2.86cm" fo:page-height="10.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397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9.294cm" svg:height="4.13cm" svg:x="1cm" svg:y="3.855cm"/>
      <draw:page-thumbnail draw:layer="backgroundobjects" svg:width="9.294cm" svg:height="4.13cm" svg:x="1cm" svg:y="11.903cm"/>
      <draw:page-thumbnail draw:layer="backgroundobjects" svg:width="9.294cm" svg:height="4.13cm" svg:x="1cm" svg:y="19.951cm"/>
      <draw:page-thumbnail draw:layer="backgroundobjects" svg:width="9.294cm" svg:height="4.13cm" svg:x="11.295cm" svg:y="3.855cm"/>
      <draw:page-thumbnail draw:layer="backgroundobjects" svg:width="9.294cm" svg:height="4.13cm" svg:x="11.295cm" svg:y="11.903cm"/>
      <draw:page-thumbnail draw:layer="backgroundobjects" svg:width="9.294cm" svg:height="4.13cm" svg:x="11.295cm" svg:y="19.951cm"/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6cm" presentation:class="title" presentation:placeholder="true">
        <draw:text-box/>
      </draw:frame>
      <draw:frame presentation:style-name="默认-outline1" draw:layer="backgroundobjects" svg:width="25.199cm" svg:height="12.178cm" svg:x="1.4cm" svg:y="4.912cm" presentation:class="outline" presentation:placeholder="true">
        <draw:text-box/>
      </draw:frame>
      <draw:frame presentation:style-name="Mpr1" draw:text-style-name="MP2" draw:layer="backgroundobjects" svg:width="6.523cm" svg:height="1.449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9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9cm" svg:x="20.075cm" svg:y="19.129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3.968cm" svg:height="10.476cm" svg:x="3.81cm" svg:y="2.123cm" presentation:class="page"/>
        <draw:frame presentation:style-name="默认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06T17:55:05.399289241</meta:creation-date>
    <dc:date>2016-01-19T23:18:26.211175160</dc:date>
    <meta:editing-duration>PT7M31S</meta:editing-duration>
    <meta:editing-cycles>3</meta:editing-cycles>
    <meta:generator>LibreOffice/5.0.4.2$Linux_X86_64 LibreOffice_project/00m0$Build-2</meta:generator>
    <meta:document-statistic meta:object-count="60"/>
  </office:meta>
</office:document-meta>
</file>